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NTHJX+CMR10" svg:font-family="ENTHJX+CMR10"/>
    <style:font-face style:name="Lohit Hindi1" svg:font-family="'Lohit Hindi'"/>
    <style:font-face style:name="arial" svg:font-family="arial, sans-serif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P2" style:family="paragraph" style:parent-style-name="Standard">
      <style:paragraph-properties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T1" style:family="text">
      <style:text-properties style:font-name="ENTHJX+CMR10" fo:font-size="10pt" style:font-name-asian="ENTHJX+CMR10" style:font-size-asian="10pt" style:font-name-complex="ENTHJX+CMR10" style:font-size-complex="10pt"/>
    </style:style>
    <style:style style:name="T2" style:family="text">
      <style:text-properties style:text-position="super 58%"/>
    </style:style>
    <style:style style:name="T3" style:family="text">
      <style:text-properties fo:font-variant="normal" fo:text-transform="none" fo:color="#222222" style:font-name="arial" fo:font-size="9.7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1) Scientific Overview</text:p>
      <text:p text:style-name="Preformatted_20_Text">Stellar Chromospheres Stellar Winds – History and problems</text:p>
      <text:p text:style-name="Preformatted_20_Text">Stellar Evolution -HR diagram (Boyajian 2013 (Bee's Knees! See print out pile 3))</text:p>
      <text:p text:style-name="Preformatted_20_Text">Stellar structure – Internal &amp; Atmospheric</text:p>
      <text:p text:style-name="Preformatted_20_Text"><text:tab/>- here give a table of scale height, pressure/density scale height for the Sun, Arctutus, Aldaberan, Betelgeuse</text:p>
      <text:p text:style-name="Preformatted_20_Text">Betelgeuse – very large scale height =&gt; <text:span text:style-name="T1"><text:s/>resulting in the</text:span></text:p>
      <text:p text:style-name="P1">presence of no more than a few giant and stable convection cells at photospheric</text:p>
      <text:p text:style-name="P2">level (Schwarzschild 1975, Chiavassa et al. 2010)</text:p>
      <text:p text:style-name="Preformatted_20_Text">Radio emission from these (flux excess above RJ e.g. Lamers and Cassinelli)</text:p>
      <text:p text:style-name="Preformatted_20_Text">Circumstellar environments (Lamers and Cassinelli CO)</text:p>
      <text:p text:style-name="Preformatted_20_Text">Radio Emission Mechanisms with emphasis on molecular and free-free</text:p>
      <text:p text:style-name="Preformatted_20_Text">uv spectra shows gradual acceleration</text:p>
      <text:p text:style-name="Preformatted_20_Text">mass loss picture across the HR diagram (cranmer &amp; saar, 2011; Jager, 1988)</text:p>
      <text:p text:style-name="Preformatted_20_Text">MOLsphere: explain what it is [tsuji (1988)]</text:p>
      <text:p text:style-name="Preformatted_20_Text">Derive 0.6 wind (easy version)</text:p>
      <text:p text:style-name="Preformatted_20_Text"/>
      <text:p text:style-name="Preformatted_20_Text"/>
      <text:p text:style-name="Preformatted_20_Text">2)<text:span text:style-name="T3">some examples of visibilities of ideal sources ALA VLA summer school,</text:span><text:line-break/></text:p>
      <text:p text:style-name="Preformatted_20_Text">3) Instrumentation, Targets, and Observations <text:s/></text:p>
      <text:p text:style-name="Preformatted_20_Text">CARMA - Receivers, configurations, table of properties, sensitivity, upper and lower sideband discussion p16 synthesis imaging</text:p>
      <text:p text:style-name="Preformatted_20_Text">Betelgeuse – general properties</text:p>
      <text:p text:style-name="Preformatted_20_Text">Observations (Table from paper)</text:p>
      <text:p text:style-name="Preformatted_20_Text">JVLA <text:s/>- Receivers, configurations, table of properties, sensitivity, old vs new</text:p>
      <text:p text:style-name="Preformatted_20_Text">Aboo and Atau – general properties</text:p>
      <text:p text:style-name="Preformatted_20_Text">Observational Preparation</text:p>
      <text:p text:style-name="Preformatted_20_Text">Observations (Table from paper)</text:p>
      <text:p text:style-name="Preformatted_20_Text"/>
      <text:p text:style-name="Preformatted_20_Text">4a) <text:bookmark-start text:name="__DdeLink__149_440187712"/>Data analysis<text:bookmark-end text:name="__DdeLink__149_440187712"/></text:p>
      <text:p text:style-name="Preformatted_20_Text">Measurement Equation: Appendix CASA guides</text:p>
      <text:p text:style-name="Preformatted_20_Text">second sources (maps)</text:p>
      <text:p text:style-name="Preformatted_20_Text">Dirty Image, PSF</text:p>
      <text:p text:style-name="Preformatted_20_Text">Show images of calibrators</text:p>
      <text:p text:style-name="Preformatted_20_Text"/>
      <text:p text:style-name="Preformatted_20_Text">4) The Circumstellar Environment of Betelgeuse</text:p>
      <text:p text:style-name="Preformatted_20_Text">Intro to CO in Betelgeuse</text:p>
      <text:p text:style-name="Preformatted_20_Text">Flagging, Calibration &amp; Imaging</text:p>
      <text:p text:style-name="Preformatted_20_Text">CLEAN vs MEM vs Multi-scale Clean (for Peter!)</text:p>
      <text:p text:style-name="Preformatted_20_Text">Final Image Cube (High and Low res)</text:p>
      <text:p text:style-name="Preformatted_20_Text">I) radial velocity over last few decades</text:p>
      <text:p text:style-name="Preformatted_20_Text">a) spectra </text:p>
      <text:p text:style-name="Preformatted_20_Text">c) images </text:p>
      <text:p text:style-name="Preformatted_20_Text">b) 2<text:span text:style-name="T2">nd</text:span> source</text:p>
      <text:p text:style-name="Preformatted_20_Text">c) SMA data</text:p>
      <text:p text:style-name="Preformatted_20_Text"/>
      <text:p text:style-name="Preformatted_20_Text">This could be a small chapter</text:p>
      <text:p text:style-name="Preformatted_20_Text">d) e-Merlin: </text:p>
      <text:p text:style-name="Preformatted_20_Text">position </text:p>
      <text:p text:style-name="Preformatted_20_Text">GMH model vs emerlin</text:p>
      <text:p text:style-name="Preformatted_20_Text">CASA simulation with VLA (why we dont see it with pi-town of A-config)</text:p>
      <text:p text:style-name="Preformatted_20_Text"/>
      <text:p text:style-name="Preformatted_20_Text"/>
      <text:p text:style-name="Preformatted_20_Text">5) Multi-w/l radio emission studies of Red Giants</text:p>
      <text:p text:style-name="Preformatted_20_Text">Final Radio Maps (aboo and atau)</text:p>
      <text:p text:style-name="Preformatted_20_Text">a) Comparison to Previous Models/Data</text:p>
      <text:p text:style-name="Preformatted_20_Text">b) Spectral Indices</text:p>
      <text:p text:style-name="Preformatted_20_Text">mass loss rates</text:p>
      <text:p text:style-name="Preformatted_20_Text">c) Analytical Advection Model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6) Thermal Energy Balance of Arcturus' Outflow</text:p>
      <text:p text:style-name="Preformatted_20_Text">IUE vs Hubble</text:p>
      <text:p text:style-name="Preformatted_20_Text">HST data for arcturus (line reversals vs tau)</text:p>
      <text:p text:style-name="Preformatted_20_Text">Cool stars (needs some additional work)</text:p>
      <text:p text:style-name="Preformatted_20_Text">Possible use new analytical model from VLA paper</text:p>
      <text:p text:style-name="Preformatted_20_Text"/>
      <text:p text:style-name="Preformatted_20_Text">8) Conclusions and Future Work</text:p>
      <text:p text:style-name="Preformatted_20_Text">a) Betelgeuse with ALMA (CO and continuum)</text:p>
      <text:p text:style-name="Preformatted_20_Text">b) Sample Study of radio emission from red giants</text:p>
      <text:p text:style-name="Preformatted_20_Text">c) Advection code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ENTHJX+CMR10" svg:font-family="ENTHJX+CMR10"/>
    <style:font-face style:name="Lohit Hindi1" svg:font-family="'Lohit Hindi'"/>
    <style:font-face style:name="arial" svg:font-family="arial, sans-serif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WenQuanYi Micro Hei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02T19:44:39</dc:date>
    <dc:creator>Eamon </dc:creator>
    <meta:generator>LibreOffice/3.4$Unix LibreOffice_project/340m1$Build-402</meta:generator>
    <meta:editing-duration>PT19H27S</meta:editing-duration>
    <meta:editing-cycles>42</meta:editing-cycles>
    <meta:document-statistic meta:table-count="0" meta:image-count="0" meta:object-count="0" meta:page-count="2" meta:paragraph-count="59" meta:word-count="374" meta:character-count="2398" meta:non-whitespace-character-count="2073"/>
  </office:meta>
</office:document-meta>
</file>